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.4579in" svg:height="1.2756in" svg:x="5.7343in" svg:y="0in">
            <draw:object draw:notify-on-update-of-ranges="Sheet1.A4:Sheet1.A4 Sheet1.B4:Sheet1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4067in" svg:height="1.9161in" svg:x="5.6874in" svg:y="1.6094in">
            <draw:object draw:notify-on-update-of-ranges="Sheet1.A6:Sheet1.A6 Sheet1.B6:Sheet1.F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.6323in" svg:height="1.4807in" svg:x="9.4264in" svg:y="0in">
            <draw:object draw:notify-on-update-of-ranges="Sheet1.A9:Sheet1.A9 Sheet1.B9:Sheet1.F9 Sheet1.A10:Sheet1.A10 Sheet1.B10:Sheet1.F10 Sheet1.A11:Sheet1.A11 Sheet1.B11:Sheet1.F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.976in" svg:height="1.674in" svg:x="9.7311in" svg:y="1.8815in">
            <draw:object draw:notify-on-update-of-ranges="Sheet1.A12:Sheet1.A12 Sheet1.B12:Sheet1.F12 Sheet1.A13:Sheet1.A13 Sheet1.B13:Sheet1.F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{"marchimportrate"</text:p>
          </table:table-cell>
          <table:table-cell table:number-columns-repeated="5" office:value-type="float" office:value="9.99623" calcext:value-type="float">
            <text:p>9.99623</text:p>
          </table:table-cell>
        </table:table-row>
        <table:table-row table:style-name="ro1">
          <table:table-cell office:value-type="string" calcext:value-type="string">
            <text:p>{"beta"</text:p>
          </table:table-cell>
          <table:table-cell office:value-type="float" office:value="0.827249" calcext:value-type="float">
            <text:p>0.827249</text:p>
          </table:table-cell>
          <table:table-cell office:value-type="float" office:value="0.519457" calcext:value-type="float">
            <text:p>0.519457</text:p>
          </table:table-cell>
          <table:table-cell office:value-type="float" office:value="0.62908" calcext:value-type="float">
            <text:p>0.62908</text:p>
          </table:table-cell>
          <table:table-cell office:value-type="float" office:value="0.542974" calcext:value-type="float">
            <text:p>0.542974</text:p>
          </table:table-cell>
          <table:table-cell office:value-type="float" office:value="0.486551" calcext:value-type="float">
            <text:p>0.486551</text:p>
          </table:table-cell>
        </table:table-row>
        <table:table-row table:style-name="ro1">
          <table:table-cell office:value-type="string" calcext:value-type="string">
            <text:p>{"asymprate"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{"mu"</text:p>
          </table:table-cell>
          <table:table-cell office:value-type="float" office:value="0.00194616" calcext:value-type="float">
            <text:p>0.00194616</text:p>
          </table:table-cell>
          <table:table-cell office:value-type="float" office:value="0.0020201" calcext:value-type="float">
            <text:p>0.0020201</text:p>
          </table:table-cell>
          <table:table-cell office:value-type="float" office:value="0.00208259" calcext:value-type="float">
            <text:p>0.00208259</text:p>
          </table:table-cell>
          <table:table-cell office:value-type="float" office:value="0.00216906" calcext:value-type="float">
            <text:p>0.00216906</text:p>
          </table:table-cell>
          <table:table-cell office:value-type="float" office:value="0.00228783" calcext:value-type="float">
            <text:p>0.00228783</text:p>
          </table:table-cell>
        </table:table-row>
        <table:table-row table:style-name="ro1">
          <table:table-cell office:value-type="string" calcext:value-type="string">
            <text:p>{"omega"</text:p>
          </table:table-cell>
          <table:table-cell office:value-type="float" office:value="0.694452" calcext:value-type="float">
            <text:p>0.694452</text:p>
          </table:table-cell>
          <table:table-cell office:value-type="float" office:value="0.190984" calcext:value-type="float">
            <text:p>0.190984</text:p>
          </table:table-cell>
          <table:table-cell office:value-type="float" office:value="0.460102" calcext:value-type="float">
            <text:p>0.460102</text:p>
          </table:table-cell>
          <table:table-cell office:value-type="float" office:value="0.363529" calcext:value-type="float">
            <text:p>0.363529</text:p>
          </table:table-cell>
          <table:table-cell office:value-type="float" office:value="0.307131" calcext:value-type="float">
            <text:p>0.307131</text:p>
          </table:table-cell>
        </table:table-row>
        <table:table-row table:style-name="ro1">
          <table:table-cell office:value-type="string" calcext:value-type="string">
            <text:p>{"rho0"</text:p>
          </table:table-cell>
          <table:table-cell office:value-type="float" office:value="0.0270459" calcext:value-type="float">
            <text:p>0.0270459</text:p>
          </table:table-cell>
          <table:table-cell office:value-type="float" office:value="0.0221179" calcext:value-type="float">
            <text:p>0.0221179</text:p>
          </table:table-cell>
          <table:table-cell office:value-type="float" office:value="0.0261425" calcext:value-type="float">
            <text:p>0.0261425</text:p>
          </table:table-cell>
          <table:table-cell office:value-type="float" office:value="0.0221694" calcext:value-type="float">
            <text:p>0.0221694</text:p>
          </table:table-cell>
          <table:table-cell office:value-type="float" office:value="0.0116489" calcext:value-type="float">
            <text:p>0.0116489</text:p>
          </table:table-cell>
        </table:table-row>
        <table:table-row table:style-name="ro1">
          <table:table-cell office:value-type="string" calcext:value-type="string">
            <text:p>{"rho1"</text:p>
          </table:table-cell>
          <table:table-cell office:value-type="float" office:value="0.00762089" calcext:value-type="float">
            <text:p>0.00762089</text:p>
          </table:table-cell>
          <table:table-cell office:value-type="float" office:value="0.0101387" calcext:value-type="float">
            <text:p>0.0101387</text:p>
          </table:table-cell>
          <table:table-cell office:value-type="float" office:value="0.00777545" calcext:value-type="float">
            <text:p>0.00777545</text:p>
          </table:table-cell>
          <table:table-cell office:value-type="float" office:value="0.00886518" calcext:value-type="float">
            <text:p>0.00886518</text:p>
          </table:table-cell>
          <table:table-cell office:value-type="float" office:value="0.00471917" calcext:value-type="float">
            <text:p>0.00471917</text:p>
          </table:table-cell>
        </table:table-row>
        <table:table-row table:style-name="ro1">
          <table:table-cell office:value-type="string" calcext:value-type="string">
            <text:p>{"rho2"</text:p>
          </table:table-cell>
          <table:table-cell office:value-type="float" office:value="0.0148485" calcext:value-type="float">
            <text:p>0.0148485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13653" calcext:value-type="float">
            <text:p>0.0113653</text:p>
          </table:table-cell>
          <table:table-cell office:value-type="float" office:value="0.00931223" calcext:value-type="float">
            <text:p>0.00931223</text:p>
          </table:table-cell>
          <table:table-cell office:value-type="float" office:value="0.00900297" calcext:value-type="float">
            <text:p>0.00900297</text:p>
          </table:table-cell>
        </table:table-row>
        <table:table-row table:style-name="ro1">
          <table:table-cell office:value-type="string" calcext:value-type="string">
            <text:p>{"rho3"</text:p>
          </table:table-cell>
          <table:table-cell office:value-type="float" office:value="0.0331563" calcext:value-type="float">
            <text:p>0.0331563</text:p>
          </table:table-cell>
          <table:table-cell office:value-type="float" office:value="0.030822" calcext:value-type="float">
            <text:p>0.030822</text:p>
          </table:table-cell>
          <table:table-cell office:value-type="float" office:value="0.0236194" calcext:value-type="float">
            <text:p>0.0236194</text:p>
          </table:table-cell>
          <table:table-cell office:value-type="float" office:value="0.0197045" calcext:value-type="float">
            <text:p>0.0197045</text:p>
          </table:table-cell>
          <table:table-cell office:value-type="float" office:value="0.0149065" calcext:value-type="float">
            <text:p>0.0149065</text:p>
          </table:table-cell>
        </table:table-row>
        <table:table-row table:style-name="ro1">
          <table:table-cell office:value-type="string" calcext:value-type="string">
            <text:p>{"thetaposcoef"</text:p>
          </table:table-cell>
          <table:table-cell office:value-type="float" office:value="0.00106816" calcext:value-type="float">
            <text:p>0.00106816</text:p>
          </table:table-cell>
          <table:table-cell office:value-type="float" office:value="0.199381" calcext:value-type="float">
            <text:p>0.199381</text:p>
          </table:table-cell>
          <table:table-cell office:value-type="float" office:value="0.10553" calcext:value-type="float">
            <text:p>0.10553</text:p>
          </table:table-cell>
          <table:table-cell office:value-type="float" office:value="0.0945666" calcext:value-type="float">
            <text:p>0.0945666</text:p>
          </table:table-cell>
          <table:table-cell office:value-type="float" office:value="0.236535" calcext:value-type="float">
            <text:p>0.236535</text:p>
          </table:table-cell>
        </table:table-row>
        <table:table-row table:style-name="ro1">
          <table:table-cell office:value-type="string" calcext:value-type="string">
            <text:p>{"etaposcoef"</text:p>
          </table:table-cell>
          <table:table-cell office:value-type="float" office:value="0.224961" calcext:value-type="float">
            <text:p>0.224961</text:p>
          </table:table-cell>
          <table:table-cell office:value-type="float" office:value="0.21479" calcext:value-type="float">
            <text:p>0.21479</text:p>
          </table:table-cell>
          <table:table-cell office:value-type="float" office:value="0.177029" calcext:value-type="float">
            <text:p>0.177029</text:p>
          </table:table-cell>
          <table:table-cell office:value-type="float" office:value="0.21223" calcext:value-type="float">
            <text:p>0.21223</text:p>
          </table:table-cell>
          <table:table-cell office:value-type="float" office:value="0.1431" calcext:value-type="float">
            <text:p>0.1431</text:p>
          </table:table-cell>
        </table:table-row>
        <table:table-row table:style-name="ro1">
          <table:table-cell office:value-type="string" calcext:value-type="string">
            <text:p>{"eta"</text:p>
          </table:table-cell>
          <table:table-cell office:value-type="float" office:value="0.861655" calcext:value-type="float">
            <text:p>0.861655</text:p>
          </table:table-cell>
          <table:table-cell office:value-type="float" office:value="0.860561" calcext:value-type="float">
            <text:p>0.860561</text:p>
          </table:table-cell>
          <table:table-cell office:value-type="float" office:value="0.864289" calcext:value-type="float">
            <text:p>0.864289</text:p>
          </table:table-cell>
          <table:table-cell office:value-type="float" office:value="0.865923" calcext:value-type="float">
            <text:p>0.865923</text:p>
          </table:table-cell>
          <table:table-cell office:value-type="float" office:value="0.886672" calcext:value-type="float">
            <text:p>0.886672</text:p>
          </table:table-cell>
        </table:table-row>
        <table:table-row table:style-name="ro1">
          <table:table-cell office:value-type="string" calcext:value-type="string">
            <text:p>{"daktela"</text:p>
          </table:table-cell>
          <table:table-cell office:value-type="float" office:value="0.000836409" calcext:value-type="float">
            <text:p>0.000836409</text:p>
          </table:table-cell>
          <table:table-cell office:value-type="float" office:value="0.000373477" calcext:value-type="float">
            <text:p>0.000373477</text:p>
          </table:table-cell>
          <table:table-cell office:value-type="float" office:value="0.000786237" calcext:value-type="float">
            <text:p>0.000786237</text:p>
          </table:table-cell>
          <table:table-cell office:value-type="float" office:value="0.000425008" calcext:value-type="float">
            <text:p>0.000425008</text:p>
          </table:table-cell>
          <table:table-cell office:value-type="float" office:value="0.000655845" calcext:value-type="float">
            <text:p>0.0006558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1:53:27.161803343</meta:creation-date>
    <dc:date>2020-11-06T13:05:59.312814198</dc:date>
    <meta:editing-duration>PT22M21S</meta:editing-duration>
    <meta:editing-cycles>2</meta:editing-cycles>
    <meta:generator>LibreOffice/6.4.6.2$Linux_X86_64 LibreOffice_project/40$Build-2</meta:generator>
    <meta:document-statistic meta:table-count="1" meta:cell-count="7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784cm" svg:height="3.241cm" xlink:href=".." xlink:type="simple" chart:class="chart:line" chart:style-name="ch1">
        <chart:legend chart:legend-position="end" svg:x="6.408cm" svg:y="1.321cm" style:legend-expansion="high" chart:style-name="ch2"/>
        <chart:plot-area chart:style-name="ch3" table:cell-range-address="Sheet1.A4:Sheet1.F4" chart:data-source-has-labels="column" svg:x="0.175cm" svg:y="0.064cm" svg:width="6.058cm" svg:height="3.113cm">
          <chartooo:coordinate-region svg:x="0.902cm" svg:y="0.263cm" svg:width="5.237cm" svg:height="2.2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F4" chart:label-cell-address="Sheet1.A4:Sheet1.A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{"beta"</text:p>
                <draw:g>
                  <svg:desc>Sheet1.A4:Sheet1.A4</svg:desc>
                </draw:g>
              </table:table-cell>
              <table:table-cell office:value-type="float" office:value="0.827249">
                <text:p>0.827249</text:p>
                <draw:g>
                  <svg:desc>Sheet1.B4:Sheet1.F4</svg:desc>
                </draw:g>
              </table:table-cell>
              <table:table-cell office:value-type="float" office:value="0.519457">
                <text:p>0.519457</text:p>
              </table:table-cell>
              <table:table-cell office:value-type="float" office:value="0.62908">
                <text:p>0.62908</text:p>
              </table:table-cell>
              <table:table-cell office:value-type="float" office:value="0.542974">
                <text:p>0.542974</text:p>
              </table:table-cell>
              <table:table-cell office:value-type="float" office:value="0.486551">
                <text:p>0.4865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654cm" svg:height="4.868cm" xlink:href=".." xlink:type="simple" chart:class="chart:line" chart:style-name="ch1">
        <chart:legend chart:legend-position="end" svg:x="6.463cm" svg:y="2.135cm" style:legend-expansion="high" chart:style-name="ch2"/>
        <chart:plot-area chart:style-name="ch3" table:cell-range-address="Sheet1.A6:Sheet1.F6" chart:data-source-has-labels="column" svg:x="0.173cm" svg:y="0.097cm" svg:width="6.117cm" svg:height="4.674cm">
          <chartooo:coordinate-region svg:x="1.456cm" svg:y="0.297cm" svg:width="4.74cm" svg:height="3.8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F6" chart:label-cell-address="Sheet1.A6:Sheet1.A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{"mu"</text:p>
                <draw:g>
                  <svg:desc>Sheet1.A6:Sheet1.A6</svg:desc>
                </draw:g>
              </table:table-cell>
              <table:table-cell office:value-type="float" office:value="0.00194616">
                <text:p>0.00194616</text:p>
                <draw:g>
                  <svg:desc>Sheet1.B6:Sheet1.F6</svg:desc>
                </draw:g>
              </table:table-cell>
              <table:table-cell office:value-type="float" office:value="0.0020201">
                <text:p>0.0020201</text:p>
              </table:table-cell>
              <table:table-cell office:value-type="float" office:value="0.00208259">
                <text:p>0.00208259</text:p>
              </table:table-cell>
              <table:table-cell office:value-type="float" office:value="0.00216906">
                <text:p>0.00216906</text:p>
              </table:table-cell>
              <table:table-cell office:value-type="float" office:value="0.00228783">
                <text:p>0.002287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687cm" svg:height="3.762cm" xlink:href=".." xlink:type="simple" chart:class="chart:line" chart:style-name="ch1">
        <chart:legend chart:legend-position="end" svg:x="4.311cm" svg:y="1.084cm" style:legend-expansion="high" chart:style-name="ch2"/>
        <chart:plot-area chart:style-name="ch3" table:cell-range-address="Sheet1.A9:Sheet1.F11" chart:data-source-has-labels="column" svg:x="0.133cm" svg:y="0.075cm" svg:width="4.045cm" svg:height="3.612cm">
          <chartooo:coordinate-region svg:x="1.045cm" svg:y="0.274cm" svg:width="3.039cm" svg:height="2.7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9:Sheet1.F9" chart:label-cell-address="Sheet1.A9:Sheet1.A9" chart:class="chart:line">
            <chart:data-point chart:repeated="5"/>
          </chart:series>
          <chart:series chart:style-name="ch7" chart:values-cell-range-address="Sheet1.B10:Sheet1.F10" chart:label-cell-address="Sheet1.A10:Sheet1.A10" chart:class="chart:line">
            <chart:data-point chart:repeated="5"/>
          </chart:series>
          <chart:series chart:style-name="ch8" chart:values-cell-range-address="Sheet1.B11:Sheet1.F11" chart:label-cell-address="Sheet1.A11:Sheet1.A1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{"rho1"</text:p>
                <draw:g>
                  <svg:desc>Sheet1.A9:Sheet1.A9</svg:desc>
                </draw:g>
              </table:table-cell>
              <table:table-cell office:value-type="float" office:value="0.00762089">
                <text:p>0.00762089</text:p>
                <draw:g>
                  <svg:desc>Sheet1.B9:Sheet1.F9</svg:desc>
                </draw:g>
              </table:table-cell>
              <table:table-cell office:value-type="float" office:value="0.0101387">
                <text:p>0.0101387</text:p>
              </table:table-cell>
              <table:table-cell office:value-type="float" office:value="0.00777545">
                <text:p>0.00777545</text:p>
              </table:table-cell>
              <table:table-cell office:value-type="float" office:value="0.00886518">
                <text:p>0.00886518</text:p>
              </table:table-cell>
              <table:table-cell office:value-type="float" office:value="0.00471917">
                <text:p>0.00471917</text:p>
              </table:table-cell>
            </table:table-row>
            <table:table-row>
              <table:table-cell office:value-type="string">
                <text:p>{"rho2"</text:p>
                <draw:g>
                  <svg:desc>Sheet1.A10:Sheet1.A10</svg:desc>
                </draw:g>
              </table:table-cell>
              <table:table-cell office:value-type="float" office:value="0.0148485">
                <text:p>0.0148485</text:p>
                <draw:g>
                  <svg:desc>Sheet1.B10:Sheet1.F10</svg:desc>
                </draw:g>
              </table:table-cell>
              <table:table-cell office:value-type="float" office:value="0.013405">
                <text:p>0.013405</text:p>
              </table:table-cell>
              <table:table-cell office:value-type="float" office:value="0.0113653">
                <text:p>0.0113653</text:p>
              </table:table-cell>
              <table:table-cell office:value-type="float" office:value="0.00931223">
                <text:p>0.00931223</text:p>
              </table:table-cell>
              <table:table-cell office:value-type="float" office:value="0.00900297">
                <text:p>0.00900297</text:p>
              </table:table-cell>
            </table:table-row>
            <table:table-row>
              <table:table-cell office:value-type="string">
                <text:p>{"rho3"</text:p>
                <draw:g>
                  <svg:desc>Sheet1.A11:Sheet1.A11</svg:desc>
                </draw:g>
              </table:table-cell>
              <table:table-cell office:value-type="float" office:value="0.0331563">
                <text:p>0.0331563</text:p>
                <draw:g>
                  <svg:desc>Sheet1.B11:Sheet1.F11</svg:desc>
                </draw:g>
              </table:table-cell>
              <table:table-cell office:value-type="float" office:value="0.030822">
                <text:p>0.030822</text:p>
              </table:table-cell>
              <table:table-cell office:value-type="float" office:value="0.0236194">
                <text:p>0.0236194</text:p>
              </table:table-cell>
              <table:table-cell office:value-type="float" office:value="0.0197045">
                <text:p>0.0197045</text:p>
              </table:table-cell>
              <table:table-cell office:value-type="float" office:value="0.0149065">
                <text:p>0.01490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56cm" svg:height="4.253cm" xlink:href=".." xlink:type="simple" chart:class="chart:line" chart:style-name="ch1">
        <chart:legend chart:legend-position="end" svg:x="3.993cm" svg:y="1.379cm" style:legend-expansion="high" chart:style-name="ch2"/>
        <chart:plot-area chart:style-name="ch3" table:cell-range-address="Sheet1.A12:Sheet1.F13" chart:data-source-has-labels="column" svg:x="0.151cm" svg:y="0.085cm" svg:width="3.691cm" svg:height="4.083cm">
          <chartooo:coordinate-region svg:x="1.063cm" svg:y="0.284cm" svg:width="2.685cm" svg:height="3.2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2:Sheet1.F12" chart:label-cell-address="Sheet1.A12:Sheet1.A12" chart:class="chart:line">
            <chart:data-point chart:repeated="5"/>
          </chart:series>
          <chart:series chart:style-name="ch7" chart:values-cell-range-address="Sheet1.B13:Sheet1.F13" chart:label-cell-address="Sheet1.A13:Sheet1.A13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{"thetaposcoef"</text:p>
                <draw:g>
                  <svg:desc>Sheet1.A12:Sheet1.A12</svg:desc>
                </draw:g>
              </table:table-cell>
              <table:table-cell office:value-type="float" office:value="0.00106816">
                <text:p>0.00106816</text:p>
                <draw:g>
                  <svg:desc>Sheet1.B12:Sheet1.F12</svg:desc>
                </draw:g>
              </table:table-cell>
              <table:table-cell office:value-type="float" office:value="0.199381">
                <text:p>0.199381</text:p>
              </table:table-cell>
              <table:table-cell office:value-type="float" office:value="0.10553">
                <text:p>0.10553</text:p>
              </table:table-cell>
              <table:table-cell office:value-type="float" office:value="0.0945666">
                <text:p>0.0945666</text:p>
              </table:table-cell>
              <table:table-cell office:value-type="float" office:value="0.236535">
                <text:p>0.236535</text:p>
              </table:table-cell>
            </table:table-row>
            <table:table-row>
              <table:table-cell office:value-type="string">
                <text:p>{"etaposcoef"</text:p>
                <draw:g>
                  <svg:desc>Sheet1.A13:Sheet1.A13</svg:desc>
                </draw:g>
              </table:table-cell>
              <table:table-cell office:value-type="float" office:value="0.224961">
                <text:p>0.224961</text:p>
                <draw:g>
                  <svg:desc>Sheet1.B13:Sheet1.F13</svg:desc>
                </draw:g>
              </table:table-cell>
              <table:table-cell office:value-type="float" office:value="0.21479">
                <text:p>0.21479</text:p>
              </table:table-cell>
              <table:table-cell office:value-type="float" office:value="0.177029">
                <text:p>0.177029</text:p>
              </table:table-cell>
              <table:table-cell office:value-type="float" office:value="0.21223">
                <text:p>0.21223</text:p>
              </table:table-cell>
              <table:table-cell office:value-type="float" office:value="0.1431">
                <text:p>0.14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